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10000023DF8B73AB92B8E790E.png" manifest:media-type="image/png"/>
  <manifest:file-entry manifest:full-path="Pictures/10186BA800003BA2000024E60003D1FEA60F0B9C.wmf" manifest:media-type="image/x-wmf"/>
  <manifest:file-entry manifest:full-path="Pictures/10000201000002EA000001D88BD2EBF86E672150.png" manifest:media-type="image/png"/>
  <manifest:file-entry manifest:full-path="Pictures/1000020100000361000002181CFFBA26B353475A.png" manifest:media-type="image/png"/>
  <manifest:file-entry manifest:full-path="Pictures/101A861800003BA20000277B9135EAB26C1F280E.wmf" manifest:media-type="image/x-wmf"/>
  <manifest:file-entry manifest:full-path="Pictures/100B835800002FDA00001903B8E6576B5EC3F222.wmf" manifest:media-type="image/x-wmf"/>
  <manifest:file-entry manifest:full-path="Pictures/10000201000002B60000016B6589D12903DDCBA5.png" manifest:media-type="image/png"/>
  <manifest:file-entry manifest:full-path="Pictures/101013B00000335E0000208E546BCE047A878B0C.wmf" manifest:media-type="image/x-wmf"/>
  <manifest:file-entry manifest:full-path="Pictures/100C357400002CF500001C3788DA2430530A7BFA.wmf" manifest:media-type="image/x-wmf"/>
  <manifest:file-entry manifest:full-path="Pictures/100002010000028C00000199BF10054C9A91A9B8.png" manifest:media-type="image/png"/>
  <manifest:file-entry manifest:full-path="Pictures/1009DA700000263E00001AC5509645B5B16FB24E.wmf" manifest:media-type="image/x-wmf"/>
  <manifest:file-entry manifest:full-path="Pictures/100002010000022B000001859CC7B664F61FE7C0.png" manifest:media-type="image/png"/>
  <manifest:file-entry manifest:full-path="Pictures/100002010000030B000002262A04C3CB79258C40.png" manifest:media-type="image/png"/>
  <manifest:file-entry manifest:full-path="Pictures/10139298000035A4000025EE5F4DDD5F57DA780A.wmf" manifest:media-type="image/x-wmf"/>
  <manifest:file-entry manifest:full-path="Pictures/101098A000003329000021CC1CAA007633D13068.wmf" manifest:media-type="image/x-wmf"/>
  <manifest:file-entry manifest:full-path="Pictures/10000201000002E7000001EB6BFEF7EB56B9A6D9.png" manifest:media-type="image/png"/>
  <manifest:file-entry manifest:full-path="Pictures/100002010000020D000001AE931D565D91647C2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style:contextual-spacing="false" fo:line-height="100%"/>
    </style:style>
    <style:style style:name="P2" style:family="paragraph" style:parent-style-name="Standard">
      <style:paragraph-properties fo:margin-top="0in" fo:margin-bottom="0.139in" style:contextual-spacing="false" fo:line-height="100%"/>
      <style:text-properties style:font-name="Calibri" fo:font-size="11pt" fo:language="en" fo:country="none" style:font-size-asian="11pt"/>
    </style:style>
    <style:style style:name="P3" style:family="paragraph" style:parent-style-name="Standard">
      <style:paragraph-properties fo:margin-top="0in" fo:margin-bottom="0.139in" style:contextual-spacing="false" fo:line-height="115%"/>
    </style:style>
    <style:style style:name="T1" style:family="text">
      <style:text-properties style:font-name="Calibri" fo:font-size="11pt" fo:language="en" fo:country="none" style:font-size-asian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as-char" svg:width="6in" svg:height="3.7083in" draw:z-index="0"><draw:image xlink:href="Pictures/10186BA800003BA2000024E60003D1FEA60F0B9C.wmf" xlink:type="simple" xlink:show="embed" xlink:actuate="onLoad" draw:mime-type="image/x-wmf"/><draw:image xlink:href="Pictures/1000020100000361000002181CFFBA26B353475A.png" xlink:type="simple" xlink:show="embed" xlink:actuate="onLoad" draw:mime-type="image/png"/></draw:frame></text:p>
      <text:p text:style-name="P1"><text:span text:style-name="T1"/></text:p>
      <text:p text:style-name="P1"><text:soft-page-break/><draw:frame draw:style-name="fr2" draw:name="Image2" text:anchor-type="as-char" svg:width="6in" svg:height="3.972in" draw:z-index="1"><draw:image xlink:href="Pictures/101A861800003BA20000277B9135EAB26C1F280E.wmf" xlink:type="simple" xlink:show="embed" xlink:actuate="onLoad" draw:mime-type="image/x-wmf"/><draw:image xlink:href="Pictures/10000201000003610000023DF8B73AB92B8E790E.png" xlink:type="simple" xlink:show="embed" xlink:actuate="onLoad" draw:mime-type="image/png"/></draw:frame></text:p>
      <text:p text:style-name="P1"><draw:frame draw:style-name="fr2" draw:name="Image3" text:anchor-type="as-char" svg:width="4.8193in" svg:height="2.5138in" draw:z-index="2"><draw:image xlink:href="Pictures/100B835800002FDA00001903B8E6576B5EC3F222.wmf" xlink:type="simple" xlink:show="embed" xlink:actuate="onLoad" draw:mime-type="image/x-wmf"/><draw:image xlink:href="Pictures/10000201000002B60000016B6589D12903DDCBA5.png" xlink:type="simple" xlink:show="embed" xlink:actuate="onLoad" draw:mime-type="image/png"/></draw:frame></text:p>
      <text:p text:style-name="P2"/>
      <text:p text:style-name="P1"><text:soft-page-break/><draw:frame draw:style-name="fr2" draw:name="Image4" text:anchor-type="as-char" svg:width="5.1665in" svg:height="3.278in" draw:z-index="3"><draw:image xlink:href="Pictures/101013B00000335E0000208E546BCE047A878B0C.wmf" xlink:type="simple" xlink:show="embed" xlink:actuate="onLoad" draw:mime-type="image/x-wmf"/><draw:image xlink:href="Pictures/10000201000002EA000001D88BD2EBF86E672150.png" xlink:type="simple" xlink:show="embed" xlink:actuate="onLoad" draw:mime-type="image/png"/></draw:frame></text:p>
      <text:p text:style-name="P1"><draw:frame draw:style-name="fr2" draw:name="Image5" text:anchor-type="as-char" svg:width="4.5209in" svg:height="2.8402in" draw:z-index="4"><draw:image xlink:href="Pictures/100C357400002CF500001C3788DA2430530A7BFA.wmf" xlink:type="simple" xlink:show="embed" xlink:actuate="onLoad" draw:mime-type="image/x-wmf"/><draw:image xlink:href="Pictures/100002010000028C00000199BF10054C9A91A9B8.png" xlink:type="simple" xlink:show="embed" xlink:actuate="onLoad" draw:mime-type="image/png"/></draw:frame></text:p>
      <text:p text:style-name="P2"/>
      <text:p text:style-name="P1"><text:soft-page-break/><draw:frame draw:style-name="fr2" draw:name="Image6" text:anchor-type="as-char" svg:width="3.8472in" svg:height="2.6945in" draw:z-index="5"><draw:image xlink:href="Pictures/1009DA700000263E00001AC5509645B5B16FB24E.wmf" xlink:type="simple" xlink:show="embed" xlink:actuate="onLoad" draw:mime-type="image/x-wmf"/><draw:image xlink:href="Pictures/100002010000022B000001859CC7B664F61FE7C0.png" xlink:type="simple" xlink:show="embed" xlink:actuate="onLoad" draw:mime-type="image/png"/></draw:frame></text:p>
      <text:p text:style-name="P1"><draw:frame draw:style-name="fr2" draw:name="Image7" text:anchor-type="as-char" svg:width="5.3957in" svg:height="3.8193in" draw:z-index="6"><draw:image xlink:href="Pictures/10139298000035A4000025EE5F4DDD5F57DA780A.wmf" xlink:type="simple" xlink:show="embed" xlink:actuate="onLoad" draw:mime-type="image/x-wmf"/><draw:image xlink:href="Pictures/100002010000030B000002262A04C3CB79258C40.png" xlink:type="simple" xlink:show="embed" xlink:actuate="onLoad" draw:mime-type="image/png"/></draw:frame></text:p>
      <text:p text:style-name="P1"><text:soft-page-break/><draw:frame draw:style-name="fr2" draw:name="Image8" text:anchor-type="as-char" svg:width="5.1457in" svg:height="3.3957in" draw:z-index="7"><draw:image xlink:href="Pictures/101098A000003329000021CC1CAA007633D13068.wmf" xlink:type="simple" xlink:show="embed" xlink:actuate="onLoad" draw:mime-type="image/x-wmf"/><draw:image xlink:href="Pictures/10000201000002E7000001EB6BFEF7EB56B9A6D9.png" xlink:type="simple" xlink:show="embed" xlink:actuate="onLoad" draw:mime-type="image/png"/></draw:frame></text:p>
      <text:p text:style-name="P2"/>
      <text:p text:style-name="P3"/>
      <text:p text:style-name="P3"/>
      <text:p text:style-name="P3"><draw:frame draw:style-name="fr1" draw:name="Image9" text:anchor-type="char" svg:width="5.4693in" svg:height="4.4799in" draw:z-index="8"><draw:image xlink:href="Pictures/100002010000020D000001AE931D565D91647C2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1T16:00:23.500000000</dc:date>
    <meta:editing-duration>PT7M16S</meta:editing-duration>
    <meta:editing-cycles>1</meta:editing-cycles>
    <meta:document-statistic meta:table-count="0" meta:image-count="9" meta:object-count="0" meta:page-count="5" meta:paragraph-count="8" meta:word-count="0" meta:character-count="0" meta:non-whitespace-character-count="0"/>
    <meta:generator>LibreOffice/7.1.8.1$Windows_X86_64 LibreOffice_project/e1f30c802c3269a1d052614453f260e49458c82c</meta:generator>
  </office:meta>
</office:document-meta>
</file>